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officeooo:rsid="000b4349" officeooo:paragraph-rsid="000b4349"/>
    </style:style>
    <style:style style:name="P2" style:family="paragraph" style:parent-style-name="Standard">
      <style:paragraph-properties fo:text-align="end" style:justify-single-word="false"/>
      <style:text-properties style:font-name="Ubuntu Condensed" fo:font-size="14pt" officeooo:rsid="000b4349" officeooo:paragraph-rsid="000b4349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Ubuntu Condensed" fo:font-size="14pt" officeooo:rsid="000b4349" officeooo:paragraph-rsid="000b4349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 Condensed" fo:font-size="14pt" fo:font-weight="bold" officeooo:rsid="000d3891" officeooo:paragraph-rsid="000d389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Condensed" fo:font-size="20pt" officeooo:rsid="000b4349" officeooo:paragraph-rsid="000b4349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quema proyecto 2</text:p>
      <text:p text:style-name="P2">Salma Patricia Gutiérrez Rivera</text:p>
      <text:p text:style-name="P1"/>
      <text:p text:style-name="P5">Calentamiento de una placa por el método de Gauss-Seidel</text:p>
      <text:p text:style-name="P3"/>
      <text:p text:style-name="P4">Paso 1. Iniciar vari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7:48:17.383935952</meta:creation-date>
    <dc:date>2017-04-25T17:55:57.486954908</dc:date>
    <meta:editing-duration>PT7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0" meta:character-count="130" meta:non-whitespace-character-count="114"/>
  </office:meta>
</office:document-meta>
</file>